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10ea"/>
    </style:style>
    <style:style style:name="P2" style:family="paragraph" style:parent-style-name="Standard">
      <style:text-properties officeooo:paragraph-rsid="0017d3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) Does ANSI recognize the data type DATE?</text:p>
      <text:p text:style-name="Standard">Ans: YES.</text:p>
      <text:p text:style-name="Standard"><text:s text:c="4"/></text:p>
      <text:p text:style-name="Standard"><text:s text:c="4"/></text:p>
      <text:p text:style-name="P2">Q2 ) Which subdivision of SQL is used to insert values in tables? </text:p>
      <text:p text:style-name="Standard">Ans: In SQL, the INSERT statement is used to insert values into tables. It is part of the Data Manipulation Language (DML) subdivision of SQ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54:05.337741343</meta:creation-date>
    <dc:date>2023-09-11T23:37:13.850971714</dc:date>
    <meta:editing-duration>PT5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6" meta:word-count="48" meta:character-count="268" meta:non-whitespace-character-count="215"/>
  </office:meta>
</office:document-meta>
</file>